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c8a316" officeooo:paragraph-rsid="39c2d2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b070f5e" officeooo:paragraph-rsid="39c6d4c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a628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d09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ce0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ac79fb5" officeooo:paragraph-rsid="3ad467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e0414d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dcf49f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03ee0d5f" officeooo:paragraph-rsid="3adb8b6e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font-name="Liberation Serif" fo:font-size="17pt" fo:font-weight="bold" officeooo:rsid="03ee0d5f" officeooo:paragraph-rsid="3ad6b76f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fo:font-weight="bold" officeooo:rsid="03ee0d5f" officeooo:paragraph-rsid="3adcf49f" style:font-name-asian="Liberation Serif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fo:font-weight="bold" officeooo:rsid="03ee0d5f" officeooo:paragraph-rsid="3ae8c950" style:font-name-asian="Liberation Serif" style:font-size-asian="17pt" style:language-asian="zh" style:country-asian="TW" style:font-weight-asian="bold" style:font-size-complex="17pt" style:font-weight-complex="bold"/>
    </style:style>
    <style:style style:name="T1" style:family="text">
      <style:text-properties style:font-name="標楷體1" style:font-name-asian="標楷體1"/>
    </style:style>
    <style:style style:name="T2" style:family="text">
      <style:text-properties style:font-name="標楷體1" officeooo:rsid="3acd097a" style:font-name-asian="標楷體1"/>
    </style:style>
    <style:style style:name="T3" style:family="text">
      <style:text-properties style:font-name="標楷體1" officeooo:rsid="4b070f5e" style:font-name-asian="標楷體1"/>
    </style:style>
    <style:style style:name="T4" style:family="text">
      <style:text-properties style:font-name="標楷體1" officeooo:rsid="3ace07c5" style:font-name-asian="標楷體1"/>
    </style:style>
    <style:style style:name="T5" style:family="text">
      <style:text-properties style:font-name="標楷體1" officeooo:rsid="3ada0e36" style:font-name-asian="標楷體1"/>
    </style:style>
    <style:style style:name="T6" style:family="text">
      <style:text-properties style:font-name="標楷體1" officeooo:rsid="3adb8b6e" style:font-name-asian="標楷體1"/>
    </style:style>
    <style:style style:name="T7" style:family="text">
      <style:text-properties style:font-name="標楷體1" officeooo:rsid="3aee4bcb" style:font-name-asian="標楷體1"/>
    </style:style>
    <style:style style:name="T8" style:family="text">
      <style:text-properties fo:color="#010101" style:font-name="標楷體1" style:font-name-asian="標楷體1"/>
    </style:style>
    <style:style style:name="T9" style:family="text">
      <style:text-properties style:text-outline="false" style:text-line-through-style="none" style:text-line-through-type="none" style:text-position="0% 100%" fo:font-style="normal" fo:text-shadow="none" style:text-underline-style="none" style:font-name-asian="標楷體1" style:font-style-asian="normal" style:font-name-complex="標楷體" style:text-emphasize="none"/>
    </style:style>
    <style:style style:name="T10" style:family="text">
      <style:text-properties officeooo:rsid="4b070f5e"/>
    </style:style>
    <style:style style:name="T11" style:family="text">
      <style:text-properties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59852081" text:style-name="L1">
        <text:list-item>
          <text:p text:style-name="P1"><text:bookmark-start text:name="成神之書"/>成神之書<text:bookmark-end text:name="成神之書"/></text:p>
          <text:list>
            <text:list-item>
              <text:p text:style-name="P2">『成神之書<text:span text:style-name="T1"> (Regard)』</text:span>繼承『新生之書<text:span text:style-name="T1"> (Reborn)』</text:span>。</text:p>
              <text:list>
                <text:list-item>
                  <text:p text:style-name="P3"><text:span text:style-name="T10">繼承 是</text:span><text:span text:style-name="T1">（C++ 的</text:span>）<text:span text:style-name="T10">繼承</text:span>。<text:span text:style-name="T8">（C++ 是（程式語言 的）C++語言）</text:span></text:p>
                </text:list-item>
                <text:list-item>
                  <text:p text:style-name="P4">明顯例子<text:span text:style-name="T1">，</text:span><text:span text:style-name="T2">class 『成神之書 (Regard)』 extend </text:span><text:span text:style-name="T3">『</text:span><text:span text:style-name="T10">新生之書</text:span><text:span text:style-name="T3"> (Reborn)』</text:span>。</text:p>
                </text:list-item>
                <text:list-item>
                  <text:p text:style-name="P5">明顯例子，<text:span text:style-name="T10">『成神之書</text:span><text:span text:style-name="T3"> (Regard)』</text:span><text:span text:style-name="T4">擁有</text:span>『新生之<text:span text:style-name="T1">書 (Reborn) (第1本)</text:span>』。</text:p>
                  <text:list>
                    <text:list-item>
                      <text:p text:style-name="P6">明顯例子，<text:span text:style-name="T10">『成神之書</text:span><text:span text:style-name="T3"> (Regard)』</text:span><text:span text:style-name="T4">擁有</text:span>『新生之<text:span text:style-name="T1">書 (Reborn) (第1本)</text:span>』的『<text:span text:style-name="T4">前言</text:span>』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文明層級</text:p>
          <text:list>
            <text:list-item>
              <text:p text:style-name="P11"><text:span text:style-name="T1">第</text:span><text:span text:style-name="T5">0</text:span><text:span text:style-name="T1">層級文明：本能（個體</text:span><text:span text:style-name="T7">的本能</text:span><text:span text:style-name="T1">、外在環境的資源）</text:span><text:span text:style-name="T9">。</text:span></text:p>
            </text:list-item>
            <text:list-item>
              <text:p text:style-name="P12"><text:span text:style-name="T1">第</text:span><text:span text:style-name="T5">1</text:span><text:span text:style-name="T1">層級文明：傳承（橫向傳承、縱向傳承）</text:span><text:span text:style-name="T9">。</text:span></text:p>
            </text:list-item>
            <text:list-item>
              <text:p text:style-name="P7"><text:span text:style-name="T1">第</text:span><text:span text:style-name="T5">2</text:span><text:span text:style-name="T1">層級文明：新生、</text:span><text:span text:style-name="T3">成神</text:span><text:span text:style-name="T11">。</text:span></text:p>
              <text:list>
                <text:list-item>
                  <text:p text:style-name="P8"><text:span text:style-name="T1">第</text:span><text:span text:style-name="T6">(2,1)</text:span><text:span text:style-name="T1">層級文明：新生（新生之書、完全自由狀態）</text:span><text:span text:style-name="T11">。</text:span></text:p>
                  <text:list>
                    <text:list-item>
                      <text:p text:style-name="P9"><text:span text:style-name="T1">第</text:span><text:span text:style-name="T6">(2,1)</text:span><text:span text:style-name="T1">層級文明 是 第</text:span><text:span text:style-name="T5">2</text:span><text:span text:style-name="T1">層級文明的 第</text:span><text:span text:style-name="T5">1</text:span><text:span text:style-name="T1">程度文明</text:span><text:span text:style-name="T11">。</text:span></text:p>
                    </text:list-item>
                  </text:list>
                </text:list-item>
                <text:list-item>
                  <text:p text:style-name="P7"><text:span text:style-name="T1">第</text:span><text:span text:style-name="T6">(2,2)</text:span><text:span text:style-name="T1">層級文明：</text:span><text:span text:style-name="T3">成神（成神</text:span><text:span text:style-name="T1">之書</text:span><text:span text:style-name="T3">）</text:span><text:span text:style-name="T11">。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17T21:50:15.890000000</dc:date>
    <meta:editing-duration>P22DT8H7M19S</meta:editing-duration>
    <meta:editing-cycles>14001</meta:editing-cycles>
    <meta:document-statistic meta:table-count="0" meta:image-count="0" meta:object-count="0" meta:page-count="1" meta:paragraph-count="13" meta:word-count="262" meta:character-count="378" meta:non-whitespace-character-count="358"/>
  </office:meta>
</office:document-meta>
</file>